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3355" officeooo:paragraph-rsid="001e3355"/>
    </style:style>
    <style:style style:name="P2" style:family="paragraph" style:parent-style-name="Standard">
      <style:text-properties fo:font-size="11pt" officeooo:rsid="001e47f4" officeooo:paragraph-rsid="001e47f4" style:font-size-asian="11pt" style:font-size-complex="11pt"/>
    </style:style>
    <style:style style:name="P3" style:family="paragraph" style:parent-style-name="Standard">
      <style:text-properties fo:font-size="11pt" officeooo:rsid="001e47f4" officeooo:paragraph-rsid="001e5cda" style:font-size-asian="11pt" style:font-size-complex="11pt"/>
    </style:style>
    <style:style style:name="P4" style:family="paragraph" style:parent-style-name="Standard">
      <style:text-properties fo:font-size="11pt" officeooo:rsid="001e47f4" officeooo:paragraph-rsid="001fe9e0" style:font-size-asian="11pt" style:font-size-complex="11pt"/>
    </style:style>
    <style:style style:name="P5" style:family="paragraph" style:parent-style-name="Standard">
      <style:text-properties fo:font-size="11pt" officeooo:rsid="001e47f4" officeooo:paragraph-rsid="0021dab4" style:font-size-asian="11pt" style:font-size-complex="11pt"/>
    </style:style>
    <style:style style:name="P6" style:family="paragraph" style:parent-style-name="Standard">
      <style:text-properties fo:font-size="11pt" officeooo:rsid="001e47f4" officeooo:paragraph-rsid="0022dfa8" style:font-size-asian="11pt" style:font-size-complex="11pt"/>
    </style:style>
    <style:style style:name="P7" style:family="paragraph" style:parent-style-name="Standard">
      <style:text-properties fo:font-size="11pt" officeooo:rsid="001e47f4" officeooo:paragraph-rsid="00274f3a" style:font-size-asian="11pt" style:font-size-complex="11pt"/>
    </style:style>
    <style:style style:name="P8" style:family="paragraph" style:parent-style-name="Standard">
      <style:text-properties fo:font-size="11pt" officeooo:rsid="001e47f4" officeooo:paragraph-rsid="002a46c0" style:font-size-asian="11pt" style:font-size-complex="11pt"/>
    </style:style>
    <style:style style:name="P9" style:family="paragraph" style:parent-style-name="Standard">
      <style:text-properties fo:font-size="11pt" officeooo:rsid="001e47f4" officeooo:paragraph-rsid="0033c005" style:font-size-asian="11pt" style:font-size-complex="11pt"/>
    </style:style>
    <style:style style:name="P10" style:family="paragraph" style:parent-style-name="Standard">
      <style:text-properties fo:font-size="11pt" officeooo:rsid="001e47f4" officeooo:paragraph-rsid="00358b18" style:font-size-asian="11pt" style:font-size-complex="11pt"/>
    </style:style>
    <style:style style:name="P11" style:family="paragraph" style:parent-style-name="Standard">
      <style:text-properties fo:font-size="11pt" officeooo:rsid="001e47f4" officeooo:paragraph-rsid="003fd79e" style:font-size-asian="11pt" style:font-size-complex="11pt"/>
    </style:style>
    <style:style style:name="P12" style:family="paragraph" style:parent-style-name="Standard">
      <style:text-properties fo:font-size="11pt" officeooo:rsid="001e47f4" officeooo:paragraph-rsid="00466a77" style:font-size-asian="11pt" style:font-size-complex="11pt"/>
    </style:style>
    <style:style style:name="P13" style:family="paragraph" style:parent-style-name="Standard">
      <style:text-properties fo:font-size="11pt" officeooo:rsid="0023ec82" officeooo:paragraph-rsid="0023ec82" style:font-size-asian="11pt" style:font-size-complex="11pt"/>
    </style:style>
    <style:style style:name="P14" style:family="paragraph" style:parent-style-name="Standard">
      <style:text-properties fo:font-size="11pt" officeooo:rsid="00248354" officeooo:paragraph-rsid="00248354" style:font-size-asian="11pt" style:font-size-complex="11pt"/>
    </style:style>
    <style:style style:name="P15" style:family="paragraph" style:parent-style-name="Standard">
      <style:text-properties fo:font-size="11pt" officeooo:rsid="00287a15" officeooo:paragraph-rsid="00287a15" style:font-size-asian="11pt" style:font-size-complex="11pt"/>
    </style:style>
    <style:style style:name="P16" style:family="paragraph" style:parent-style-name="Standard">
      <style:text-properties fo:font-size="11pt" officeooo:rsid="002a46c0" officeooo:paragraph-rsid="002a46c0" style:font-size-asian="11pt" style:font-size-complex="11pt"/>
    </style:style>
    <style:style style:name="P17" style:family="paragraph" style:parent-style-name="Standard">
      <style:text-properties fo:font-size="11pt" officeooo:rsid="002e4291" officeooo:paragraph-rsid="002e4291" style:font-size-asian="11pt" style:font-size-complex="11pt"/>
    </style:style>
    <style:style style:name="P18" style:family="paragraph" style:parent-style-name="Standard">
      <style:text-properties fo:font-size="11pt" officeooo:rsid="002e4291" officeooo:paragraph-rsid="0040b43b" style:font-size-asian="11pt" style:font-size-complex="11pt"/>
    </style:style>
    <style:style style:name="P19" style:family="paragraph" style:parent-style-name="Standard">
      <style:text-properties fo:font-size="11pt" officeooo:rsid="002e4291" officeooo:paragraph-rsid="004466c8" style:font-size-asian="11pt" style:font-size-complex="11pt"/>
    </style:style>
    <style:style style:name="P20" style:family="paragraph" style:parent-style-name="Standard">
      <style:text-properties fo:font-size="11pt" officeooo:rsid="00303304" officeooo:paragraph-rsid="00303304" style:font-size-asian="11pt" style:font-size-complex="11pt"/>
    </style:style>
    <style:style style:name="P21" style:family="paragraph" style:parent-style-name="Standard">
      <style:text-properties fo:font-size="11pt" officeooo:rsid="003612f7" officeooo:paragraph-rsid="003612f7" style:font-size-asian="11pt" style:font-size-complex="11pt"/>
    </style:style>
    <style:style style:name="P22" style:family="paragraph" style:parent-style-name="Standard">
      <style:text-properties fo:font-size="11pt" officeooo:rsid="0038d1d6" officeooo:paragraph-rsid="0038d1d6" style:font-size-asian="11pt" style:font-size-complex="11pt"/>
    </style:style>
    <style:style style:name="P23" style:family="paragraph" style:parent-style-name="Standard">
      <style:text-properties fo:font-size="11pt" officeooo:rsid="002fd2df" officeooo:paragraph-rsid="002fd2df" style:font-size-asian="11pt" style:font-size-complex="11pt"/>
    </style:style>
    <style:style style:name="P24" style:family="paragraph" style:parent-style-name="Standard">
      <style:text-properties style:font-name="Times New Roman" fo:font-size="11pt" officeooo:rsid="001e47f4" officeooo:paragraph-rsid="001e5cda" style:font-name-asian="Andale Sans UI" style:font-size-asian="11pt" style:font-name-complex="Tahoma" style:font-size-complex="11pt"/>
    </style:style>
    <style:style style:name="P25" style:family="paragraph" style:parent-style-name="Standard">
      <style:text-properties style:font-name="Times New Roman" fo:font-size="11pt" officeooo:rsid="001e47f4" officeooo:paragraph-rsid="001e47f4" style:font-name-asian="Andale Sans UI" style:font-size-asian="11pt" style:font-name-complex="Tahoma" style:font-size-complex="11pt"/>
    </style:style>
    <style:style style:name="P26" style:family="paragraph" style:parent-style-name="Standard">
      <style:text-properties style:font-name="Times New Roman" fo:font-size="11pt" officeooo:rsid="001e47f4" officeooo:paragraph-rsid="003a5be3" style:font-name-asian="Andale Sans UI" style:font-size-asian="11pt" style:font-name-complex="Tahoma" style:font-size-complex="11pt"/>
    </style:style>
    <style:style style:name="P27" style:family="paragraph" style:parent-style-name="Standard">
      <style:text-properties style:font-name="Times New Roman" fo:font-size="11pt" officeooo:rsid="002fd2df" officeooo:paragraph-rsid="003fe234" style:font-name-asian="Andale Sans UI" style:font-size-asian="11pt" style:font-name-complex="Tahoma" style:font-size-complex="11pt"/>
    </style:style>
    <style:style style:name="P28" style:family="paragraph" style:parent-style-name="Standard">
      <style:text-properties style:font-name="Times New Roman" fo:font-size="11pt" officeooo:rsid="002fd2df" officeooo:paragraph-rsid="0041d1bd" style:font-name-asian="Andale Sans UI" style:font-size-asian="11pt" style:font-name-complex="Tahoma" style:font-size-complex="11pt"/>
    </style:style>
    <style:style style:name="P29" style:family="paragraph" style:parent-style-name="Standard">
      <style:text-properties style:font-name="Times New Roman" fo:font-size="11pt" officeooo:rsid="002fd2df" officeooo:paragraph-rsid="004466c8" style:font-name-asian="Andale Sans UI" style:font-size-asian="11pt" style:font-name-complex="Tahoma" style:font-size-complex="11pt"/>
    </style:style>
    <style:style style:name="P30" style:family="paragraph" style:parent-style-name="Standard">
      <style:text-properties style:font-name="Times New Roman" fo:font-size="11pt" officeooo:rsid="001fe9e0" officeooo:paragraph-rsid="001fe9e0" style:font-name-asian="Andale Sans UI" style:font-size-asian="11pt" style:font-name-complex="Tahoma" style:font-size-complex="11pt"/>
    </style:style>
    <style:style style:name="P31" style:family="paragraph" style:parent-style-name="Standard">
      <style:text-properties style:font-name="Times New Roman" fo:font-size="11pt" officeooo:rsid="001fe9e0" officeooo:paragraph-rsid="0040b43b" style:font-name-asian="Andale Sans UI" style:font-size-asian="11pt" style:font-name-complex="Tahoma" style:font-size-complex="11pt"/>
    </style:style>
    <style:style style:name="P32" style:family="paragraph" style:parent-style-name="Standard">
      <style:text-properties style:font-name="Times New Roman" fo:font-size="11pt" officeooo:rsid="001fe9e0" officeooo:paragraph-rsid="0041d1bd" style:font-name-asian="Andale Sans UI" style:font-size-asian="11pt" style:font-name-complex="Tahoma" style:font-size-complex="11pt"/>
    </style:style>
    <style:style style:name="P33" style:family="paragraph" style:parent-style-name="Standard">
      <style:text-properties style:font-name="Times New Roman" fo:font-size="11pt" officeooo:rsid="001fe9e0" officeooo:paragraph-rsid="004466c8" style:font-name-asian="Andale Sans UI" style:font-size-asian="11pt" style:font-name-complex="Tahoma" style:font-size-complex="11pt"/>
    </style:style>
    <style:style style:name="P34" style:family="paragraph" style:parent-style-name="Standard">
      <style:text-properties style:font-name="Times New Roman" fo:font-size="11pt" officeooo:rsid="002a46c0" officeooo:paragraph-rsid="002a46c0" style:font-name-asian="Andale Sans UI" style:font-size-asian="11pt" style:font-name-complex="Tahoma" style:font-size-complex="11pt"/>
    </style:style>
    <style:style style:name="P35" style:family="paragraph" style:parent-style-name="Standard">
      <style:text-properties style:font-name="Times New Roman" fo:font-size="11pt" officeooo:rsid="00356270" officeooo:paragraph-rsid="00358b18" style:font-name-asian="Andale Sans UI" style:font-size-asian="11pt" style:font-name-complex="Tahoma" style:font-size-complex="11pt"/>
    </style:style>
    <style:style style:name="P36" style:family="paragraph" style:parent-style-name="Standard">
      <style:text-properties style:font-name="Times New Roman" fo:font-size="11pt" officeooo:rsid="00356270" officeooo:paragraph-rsid="00356270" style:font-name-asian="Andale Sans UI" style:font-size-asian="11pt" style:font-name-complex="Tahoma" style:font-size-complex="11pt"/>
    </style:style>
    <style:style style:name="P37" style:family="paragraph" style:parent-style-name="Standard">
      <style:text-properties style:font-name="Times New Roman" fo:font-size="11pt" officeooo:rsid="00356270" officeooo:paragraph-rsid="003eea01" style:font-name-asian="Andale Sans UI" style:font-size-asian="11pt" style:font-name-complex="Tahoma" style:font-size-complex="11pt"/>
    </style:style>
    <style:style style:name="P38" style:family="paragraph" style:parent-style-name="Standard">
      <style:text-properties style:font-name="Times New Roman" fo:font-size="11pt" officeooo:rsid="0022dfa8" officeooo:paragraph-rsid="0022dfa8" style:font-name-asian="Andale Sans UI" style:font-size-asian="11pt" style:font-name-complex="Tahoma" style:font-size-complex="11pt"/>
    </style:style>
    <style:style style:name="P39" style:family="paragraph" style:parent-style-name="Standard">
      <style:text-properties style:font-name="Times New Roman" fo:font-size="11pt" officeooo:rsid="003a5be3" officeooo:paragraph-rsid="003a5be3" style:font-name-asian="Andale Sans UI" style:font-size-asian="11pt" style:font-name-complex="Tahoma" style:font-size-complex="11pt"/>
    </style:style>
    <style:style style:name="P40" style:family="paragraph" style:parent-style-name="Standard">
      <style:text-properties style:font-name="Times New Roman" fo:font-size="11pt" officeooo:rsid="003af0d4" officeooo:paragraph-rsid="003af0d4" style:font-name-asian="Andale Sans UI" style:font-size-asian="11pt" style:font-name-complex="Tahoma" style:font-size-complex="11pt"/>
    </style:style>
    <style:style style:name="P41" style:family="paragraph" style:parent-style-name="Standard">
      <style:text-properties style:font-name="Times New Roman" fo:font-size="11pt" officeooo:rsid="003c03f1" officeooo:paragraph-rsid="003c03f1" style:font-name-asian="Andale Sans UI" style:font-size-asian="11pt" style:font-name-complex="Tahoma" style:font-size-complex="11pt"/>
    </style:style>
    <style:style style:name="P42" style:family="paragraph" style:parent-style-name="Standard">
      <style:text-properties style:font-name="Times New Roman" fo:font-size="11pt" officeooo:rsid="00425c13" officeooo:paragraph-rsid="00425c13" style:font-name-asian="Andale Sans UI" style:font-size-asian="11pt" style:font-name-complex="Tahoma" style:font-size-complex="11pt"/>
    </style:style>
    <style:style style:name="P43" style:family="paragraph" style:parent-style-name="Standard">
      <style:text-properties style:font-name="Times New Roman" fo:font-size="11pt" officeooo:rsid="0043759f" officeooo:paragraph-rsid="0043759f" style:font-name-asian="Andale Sans UI" style:font-size-asian="11pt" style:font-name-complex="Tahoma" style:font-size-complex="11pt"/>
    </style:style>
    <style:style style:name="P44" style:family="paragraph" style:parent-style-name="Standard">
      <style:text-properties style:font-name="Ubuntu" fo:font-size="11pt" officeooo:rsid="001e47f4" officeooo:paragraph-rsid="00274f3a" style:font-name-asian="Ubuntu" style:font-size-asian="11pt" style:font-name-complex="Ubuntu" style:font-size-complex="11pt"/>
    </style:style>
    <style:style style:name="P45" style:family="paragraph" style:parent-style-name="Standard">
      <style:text-properties style:font-name="Ubuntu" fo:font-size="11pt" officeooo:rsid="001e47f4" officeooo:paragraph-rsid="002a46c0" style:font-name-asian="Ubuntu" style:font-size-asian="11pt" style:font-name-complex="Ubuntu" style:font-size-complex="11pt"/>
    </style:style>
    <style:style style:name="P46" style:family="paragraph" style:parent-style-name="Standard">
      <style:text-properties style:font-name="Ubuntu" fo:font-size="11pt" officeooo:rsid="00373983" officeooo:paragraph-rsid="00373983" style:font-name-asian="Ubuntu" style:font-size-asian="11pt" style:font-name-complex="Ubuntu" style:font-size-complex="11pt"/>
    </style:style>
    <style:style style:name="P47" style:family="paragraph" style:parent-style-name="Standard">
      <style:text-properties style:font-name="Ubuntu" fo:font-size="11pt" officeooo:rsid="0023ec82" officeooo:paragraph-rsid="0023ec82" style:font-name-asian="Ubuntu" style:font-size-asian="11pt" style:font-name-complex="Ubuntu" style:font-size-complex="11pt"/>
    </style:style>
    <style:style style:name="P48" style:family="paragraph" style:parent-style-name="Standard">
      <style:paragraph-properties fo:background-color="#eeeeee">
        <style:background-image/>
      </style:paragraph-properties>
      <style:text-properties officeooo:rsid="001e3355" officeooo:paragraph-rsid="004a14a2"/>
    </style:style>
    <style:style style:name="P49" style:family="paragraph" style:parent-style-name="Standard">
      <style:paragraph-properties fo:background-color="#eeeeee">
        <style:background-image/>
      </style:paragraph-properties>
      <style:text-properties officeooo:rsid="004a14a2" officeooo:paragraph-rsid="004a14a2"/>
    </style:style>
    <style:style style:name="P50" style:family="paragraph" style:parent-style-name="Standard">
      <style:paragraph-properties fo:background-color="#eeeeee">
        <style:background-image/>
      </style:paragraph-properties>
      <style:text-properties officeooo:rsid="004a14a2" officeooo:paragraph-rsid="004a14a2"/>
    </style:style>
    <style:style style:name="P51" style:family="paragraph" style:parent-style-name="Standard">
      <style:text-properties style:font-name="Times New Roman" fo:font-size="11pt" officeooo:rsid="00466a77" officeooo:paragraph-rsid="00466a77" style:font-name-asian="Andale Sans UI" style:font-size-asian="11pt" style:font-name-complex="Tahoma" style:font-size-complex="11pt"/>
    </style:style>
    <style:style style:name="P52" style:family="paragraph" style:parent-style-name="Standard">
      <style:text-properties style:font-name="Times New Roman" fo:font-size="11pt" officeooo:rsid="003a5be3" officeooo:paragraph-rsid="003a5be3" style:font-name-asian="Andale Sans UI" style:font-size-asian="11pt" style:font-name-complex="Tahoma" style:font-size-complex="11pt"/>
    </style:style>
    <style:style style:name="P53" style:family="paragraph" style:parent-style-name="Standard">
      <style:text-properties style:font-name="Times New Roman" fo:font-size="11pt" officeooo:rsid="001e47f4" officeooo:paragraph-rsid="005039a5" style:font-name-asian="Andale Sans UI" style:font-size-asian="11pt" style:font-name-complex="Tahoma" style:font-size-complex="11pt"/>
    </style:style>
    <style:style style:name="P54" style:family="paragraph" style:parent-style-name="Standard">
      <style:text-properties style:font-name="Times New Roman" fo:font-size="11pt" officeooo:rsid="005039a5" officeooo:paragraph-rsid="005039a5" style:font-name-asian="Andale Sans UI" style:font-size-asian="11pt" style:font-name-complex="Tahoma" style:font-size-complex="11pt"/>
    </style:style>
    <style:style style:name="P55" style:family="paragraph" style:parent-style-name="Standard">
      <style:text-properties style:font-name="Times New Roman" fo:font-size="11pt" officeooo:rsid="005c8689" officeooo:paragraph-rsid="005c8689" style:font-name-asian="Andale Sans UI" style:font-size-asian="11pt" style:font-name-complex="Tahoma" style:font-size-complex="11pt"/>
    </style:style>
    <style:style style:name="P56" style:family="paragraph" style:parent-style-name="Standard">
      <style:text-properties style:font-name="Ubuntu" fo:font-size="11pt" officeooo:rsid="00373983" officeooo:paragraph-rsid="00373983" style:font-name-asian="Ubuntu" style:font-size-asian="11pt" style:font-name-complex="Ubuntu" style:font-size-complex="11pt"/>
    </style:style>
    <style:style style:name="P57" style:family="paragraph" style:parent-style-name="Standard">
      <style:text-properties officeooo:rsid="00086736" officeooo:paragraph-rsid="005039a5"/>
    </style:style>
    <style:style style:name="P58" style:family="paragraph" style:parent-style-name="Standard">
      <style:text-properties officeooo:rsid="0008d073" officeooo:paragraph-rsid="005039a5"/>
    </style:style>
    <style:style style:name="P59" style:family="paragraph" style:parent-style-name="Standard">
      <style:text-properties fo:font-size="11pt" officeooo:rsid="001e47f4" officeooo:paragraph-rsid="0033c005" style:font-size-asian="11pt" style:font-size-complex="11pt"/>
    </style:style>
    <style:style style:name="P60" style:family="paragraph" style:parent-style-name="Standard">
      <style:text-properties fo:font-size="11pt" officeooo:rsid="001e47f4" officeooo:paragraph-rsid="0052e1fb" style:font-size-asian="11pt" style:font-size-complex="11pt"/>
    </style:style>
    <style:style style:name="P61" style:family="paragraph" style:parent-style-name="Standard">
      <style:text-properties fo:font-size="11pt" officeooo:rsid="001e47f4" officeooo:paragraph-rsid="005421c3" style:font-size-asian="11pt" style:font-size-complex="11pt"/>
    </style:style>
    <style:style style:name="P62" style:family="paragraph" style:parent-style-name="Standard">
      <style:text-properties fo:font-size="11pt" officeooo:rsid="001e47f4" officeooo:paragraph-rsid="004842e4" style:font-size-asian="11pt" style:font-size-complex="11pt"/>
    </style:style>
    <style:style style:name="P63" style:family="paragraph" style:parent-style-name="Standard">
      <style:text-properties fo:font-size="11pt" officeooo:rsid="001e47f4" officeooo:paragraph-rsid="005d6a6c" style:font-size-asian="11pt" style:font-size-complex="11pt"/>
    </style:style>
    <style:style style:name="P64" style:family="paragraph" style:parent-style-name="Standard">
      <style:text-properties fo:font-size="11pt" officeooo:rsid="00466a77" officeooo:paragraph-rsid="005c8689" style:font-size-asian="11pt" style:font-size-complex="11pt"/>
    </style:style>
    <style:style style:name="P65" style:family="paragraph" style:parent-style-name="Standard">
      <style:text-properties fo:font-size="11pt" officeooo:rsid="005421c3" officeooo:paragraph-rsid="005421c3" style:font-size-asian="11pt" style:font-size-complex="11pt"/>
    </style:style>
    <style:style style:name="P66" style:family="paragraph" style:parent-style-name="Standard">
      <style:text-properties fo:font-size="11pt" officeooo:rsid="00546836" officeooo:paragraph-rsid="00546836" style:font-size-asian="11pt" style:font-size-complex="11pt"/>
    </style:style>
    <style:style style:name="P67" style:family="paragraph" style:parent-style-name="Standard">
      <style:text-properties fo:font-size="11pt" officeooo:rsid="005f2d1c" officeooo:paragraph-rsid="005f2d1c" style:font-size-asian="11pt" style:font-size-complex="11pt"/>
    </style:style>
    <style:style style:name="P68" style:family="paragraph" style:parent-style-name="Standard">
      <style:text-properties fo:font-size="11pt" officeooo:rsid="005fe82c" officeooo:paragraph-rsid="005fe82c" style:font-size-asian="11pt" style:font-size-complex="11pt"/>
    </style:style>
    <style:style style:name="P69" style:family="paragraph" style:parent-style-name="Standard">
      <style:text-properties fo:font-size="11pt" officeooo:rsid="005fe82c" officeooo:paragraph-rsid="00665370" style:font-size-asian="11pt" style:font-size-complex="11pt"/>
    </style:style>
    <style:style style:name="P70" style:family="paragraph" style:parent-style-name="Standard">
      <style:text-properties fo:font-size="11pt" officeooo:rsid="0062a5b2" officeooo:paragraph-rsid="0062a5b2" style:font-size-asian="11pt" style:font-size-complex="11pt"/>
    </style:style>
    <style:style style:name="P71" style:family="paragraph" style:parent-style-name="Standard">
      <style:text-properties fo:font-size="11pt" officeooo:rsid="0062a5b2" officeooo:paragraph-rsid="00665370" style:font-size-asian="11pt" style:font-size-complex="11pt"/>
    </style:style>
    <style:style style:name="P72" style:family="paragraph" style:parent-style-name="Standard">
      <style:text-properties fo:font-size="11pt" officeooo:rsid="0063876f" officeooo:paragraph-rsid="0063876f" style:font-size-asian="11pt" style:font-size-complex="11pt"/>
    </style:style>
    <style:style style:name="P73" style:family="paragraph" style:parent-style-name="Standard">
      <style:text-properties fo:font-size="11pt" officeooo:rsid="006789cd" officeooo:paragraph-rsid="006789cd" style:font-size-asian="11pt" style:font-size-complex="11pt"/>
    </style:style>
    <style:style style:name="P74" style:family="paragraph" style:parent-style-name="Standard">
      <style:text-properties officeooo:rsid="001e3355" officeooo:paragraph-rsid="001e3355"/>
    </style:style>
    <style:style style:name="P75" style:family="paragraph" style:parent-style-name="Standard">
      <style:text-properties officeooo:rsid="005421c3" officeooo:paragraph-rsid="005421c3"/>
    </style:style>
    <style:style style:name="P76" style:family="paragraph" style:parent-style-name="Standard">
      <style:text-properties fo:color="#cccccc" fo:font-size="11pt" officeooo:rsid="005a656b" officeooo:paragraph-rsid="005a656b" style:font-size-asian="11pt" style:font-size-complex="11pt"/>
    </style:style>
    <style:style style:name="P77" style:family="paragraph" style:parent-style-name="Standard">
      <style:text-properties fo:color="#cccccc" fo:font-size="11pt" officeooo:rsid="005a656b" officeooo:paragraph-rsid="005d6a6c" style:font-size-asian="11pt" style:font-size-complex="11pt"/>
    </style:style>
    <style:style style:name="P78" style:family="paragraph" style:parent-style-name="Standard">
      <style:text-properties fo:color="#b2b2b2" style:font-name="Times New Roman" fo:font-size="11pt" officeooo:rsid="004842e4" officeooo:paragraph-rsid="005c8689" style:font-name-asian="Andale Sans UI" style:font-size-asian="11pt" style:font-name-complex="Tahoma" style:font-size-complex="11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style:font-name="Times New Roman" style:font-name-asian="Andale Sans UI" style:font-name-complex="Tahoma"/>
    </style:style>
    <style:style style:name="T3" style:family="text">
      <style:text-properties style:font-name="Times New Roman" officeooo:rsid="001e5cda" style:font-name-asian="Andale Sans UI" style:font-name-complex="Tahoma"/>
    </style:style>
    <style:style style:name="T4" style:family="text">
      <style:text-properties style:font-name="Times New Roman" officeooo:rsid="001f302c" style:font-name-asian="Andale Sans UI" style:font-name-complex="Tahoma"/>
    </style:style>
    <style:style style:name="T5" style:family="text">
      <style:text-properties style:font-name="Times New Roman" officeooo:rsid="001fe9e0" style:font-name-asian="Andale Sans UI" style:font-name-complex="Tahoma"/>
    </style:style>
    <style:style style:name="T6" style:family="text">
      <style:text-properties style:font-name="Times New Roman" officeooo:rsid="0021dab4" style:font-name-asian="Andale Sans UI" style:font-name-complex="Tahoma"/>
    </style:style>
    <style:style style:name="T7" style:family="text">
      <style:text-properties style:font-name="Times New Roman" officeooo:rsid="002241d5" style:font-name-asian="Andale Sans UI" style:font-name-complex="Tahoma"/>
    </style:style>
    <style:style style:name="T8" style:family="text">
      <style:text-properties style:font-name="Times New Roman" officeooo:rsid="0022dfa8" style:font-name-asian="Andale Sans UI" style:font-name-complex="Tahoma"/>
    </style:style>
    <style:style style:name="T9" style:family="text">
      <style:text-properties style:font-name="Times New Roman" officeooo:rsid="00274f3a" style:font-name-asian="Andale Sans UI" style:font-name-complex="Tahoma"/>
    </style:style>
    <style:style style:name="T10" style:family="text">
      <style:text-properties style:font-name="Times New Roman" officeooo:rsid="002a46c0" style:font-name-asian="Andale Sans UI" style:font-name-complex="Tahoma"/>
    </style:style>
    <style:style style:name="T11" style:family="text">
      <style:text-properties style:font-name="Times New Roman" officeooo:rsid="002b69ad" style:font-name-asian="Andale Sans UI" style:font-name-complex="Tahoma"/>
    </style:style>
    <style:style style:name="T12" style:family="text">
      <style:text-properties style:font-name="Times New Roman" officeooo:rsid="002db59b" style:font-name-asian="Andale Sans UI" style:font-name-complex="Tahoma"/>
    </style:style>
    <style:style style:name="T13" style:family="text">
      <style:text-properties style:font-name="Times New Roman" officeooo:rsid="002e4291" style:font-name-asian="Andale Sans UI" style:font-name-complex="Tahoma"/>
    </style:style>
    <style:style style:name="T14" style:family="text">
      <style:text-properties style:font-name="Times New Roman" officeooo:rsid="00319b5b" style:font-name-asian="Andale Sans UI" style:font-name-complex="Tahoma"/>
    </style:style>
    <style:style style:name="T15" style:family="text">
      <style:text-properties style:font-name="Times New Roman" officeooo:rsid="0033c005" style:font-name-asian="Andale Sans UI" style:font-name-complex="Tahoma"/>
    </style:style>
    <style:style style:name="T16" style:family="text">
      <style:text-properties style:font-name="Times New Roman" officeooo:rsid="00358b18" style:font-name-asian="Andale Sans UI" style:font-name-complex="Tahoma"/>
    </style:style>
    <style:style style:name="T17" style:family="text">
      <style:text-properties style:font-name="Times New Roman" officeooo:rsid="003eea01" style:font-name-asian="Andale Sans UI" style:font-name-complex="Tahoma"/>
    </style:style>
    <style:style style:name="T18" style:family="text">
      <style:text-properties style:font-name="Times New Roman" officeooo:rsid="003fd79e" style:font-name-asian="Andale Sans UI" style:font-name-complex="Tahoma"/>
    </style:style>
    <style:style style:name="T19" style:family="text">
      <style:text-properties style:font-name="Times New Roman" officeooo:rsid="003fe234" style:font-name-asian="Andale Sans UI" style:font-name-complex="Tahoma"/>
    </style:style>
    <style:style style:name="T20" style:family="text">
      <style:text-properties style:font-name="Times New Roman" officeooo:rsid="0049df1d" style:font-name-asian="Andale Sans UI" style:font-name-complex="Tahoma"/>
    </style:style>
    <style:style style:name="T21" style:family="text">
      <style:text-properties style:font-name="Times New Roman" officeooo:rsid="0052e1fb" style:font-name-asian="Andale Sans UI" style:font-name-complex="Tahoma"/>
    </style:style>
    <style:style style:name="T22" style:family="text">
      <style:text-properties style:font-name="Times New Roman" officeooo:rsid="005421c3" style:font-name-asian="Andale Sans UI" style:font-name-complex="Tahoma"/>
    </style:style>
    <style:style style:name="T23" style:family="text">
      <style:text-properties style:font-name="Times New Roman" officeooo:rsid="00546836" style:font-name-asian="Andale Sans UI" style:font-name-complex="Tahoma"/>
    </style:style>
    <style:style style:name="T24" style:family="text">
      <style:text-properties style:font-name="Times New Roman" officeooo:rsid="00567592" style:font-name-asian="Andale Sans UI" style:font-name-complex="Tahoma"/>
    </style:style>
    <style:style style:name="T25" style:family="text">
      <style:text-properties style:font-name="Times New Roman" officeooo:rsid="0056ec85" style:font-name-asian="Andale Sans UI" style:font-name-complex="Tahoma"/>
    </style:style>
    <style:style style:name="T26" style:family="text">
      <style:text-properties style:font-name="Times New Roman" officeooo:rsid="00582f6e" style:font-name-asian="Andale Sans UI" style:font-name-complex="Tahoma"/>
    </style:style>
    <style:style style:name="T27" style:family="text">
      <style:text-properties style:font-name="Times New Roman" officeooo:rsid="005dc1c9" style:font-name-asian="Andale Sans UI" style:font-name-complex="Tahoma"/>
    </style:style>
    <style:style style:name="T28" style:family="text">
      <style:text-properties style:font-name="Times New Roman" officeooo:rsid="005fe803" style:font-name-asian="Andale Sans UI" style:font-name-complex="Tahoma"/>
    </style:style>
    <style:style style:name="T29" style:family="text">
      <style:text-properties style:font-name="Times New Roman" officeooo:rsid="0061ebfc" style:font-name-asian="Andale Sans UI" style:font-name-complex="Tahoma"/>
    </style:style>
    <style:style style:name="T30" style:family="text">
      <style:text-properties style:font-name="Times New Roman" officeooo:rsid="00665370" style:font-name-asian="Andale Sans UI" style:font-name-complex="Tahoma"/>
    </style:style>
    <style:style style:name="T31" style:family="text">
      <style:text-properties style:font-name="Times New Roman" fo:font-weight="bold" style:font-name-asian="Andale Sans UI" style:font-weight-asian="bold" style:font-name-complex="Tahoma" style:font-weight-complex="bold"/>
    </style:style>
    <style:style style:name="T32" style:family="text">
      <style:text-properties style:font-name="Times New Roman" fo:font-weight="bold" officeooo:rsid="001fe9e0" style:font-name-asian="Andale Sans UI" style:font-weight-asian="bold" style:font-name-complex="Tahoma" style:font-weight-complex="bold"/>
    </style:style>
    <style:style style:name="T33" style:family="text">
      <style:text-properties style:font-name="Times New Roman" fo:font-weight="bold" officeooo:rsid="0033c005" style:font-name-asian="Andale Sans UI" style:font-weight-asian="bold" style:font-name-complex="Tahoma" style:font-weight-complex="bold"/>
    </style:style>
    <style:style style:name="T34" style:family="text">
      <style:text-properties style:font-name="Times New Roman" fo:font-weight="bold" officeooo:rsid="00274f3a" style:font-name-asian="Andale Sans UI" style:font-weight-asian="bold" style:font-name-complex="Tahoma" style:font-weight-complex="bold"/>
    </style:style>
    <style:style style:name="T35" style:family="text">
      <style:text-properties style:font-name="Times New Roman" fo:font-weight="bold" officeooo:rsid="005421c3" style:font-name-asian="Andale Sans UI" style:font-weight-asian="bold" style:font-name-complex="Tahoma" style:font-weight-complex="bold"/>
    </style:style>
    <style:style style:name="T36" style:family="text">
      <style:text-properties style:font-name="Times New Roman" fo:font-weight="bold" officeooo:rsid="0052e1fb" style:font-name-asian="Andale Sans UI" style:font-weight-asian="bold" style:font-name-complex="Tahoma" style:font-weight-complex="bold"/>
    </style:style>
    <style:style style:name="T37" style:family="text">
      <style:text-properties style:font-name="Times New Roman" fo:font-weight="bold" officeooo:rsid="00466a77" style:font-name-asian="Andale Sans UI" style:font-weight-asian="bold" style:font-name-complex="Tahoma" style:font-weight-complex="bold"/>
    </style:style>
    <style:style style:name="T38" style:family="text">
      <style:text-properties style:font-name="Times New Roman" fo:font-weight="bold" officeooo:rsid="005d6a6c" style:font-name-asian="Andale Sans UI" style:font-weight-asian="bold" style:font-name-complex="Tahoma" style:font-weight-complex="bold"/>
    </style:style>
    <style:style style:name="T39" style:family="text">
      <style:text-properties style:font-name="Times New Roman" fo:font-size="11pt" style:font-name-asian="Andale Sans UI" style:font-size-asian="11pt" style:font-name-complex="Tahoma" style:font-size-complex="11pt"/>
    </style:style>
    <style:style style:name="T40" style:family="text">
      <style:text-properties style:font-name="Times New Roman" style:text-underline-style="solid" style:text-underline-width="auto" style:text-underline-color="font-color" style:font-name-asian="Andale Sans UI" style:font-name-complex="Tahoma"/>
    </style:style>
    <style:style style:name="T41" style:family="text">
      <style:text-properties style:font-name="Times New Roman" style:text-underline-style="solid" style:text-underline-width="auto" style:text-underline-color="font-color" officeooo:rsid="00665370" style:font-name-asian="Andale Sans UI" style:font-name-complex="Tahoma"/>
    </style:style>
    <style:style style:name="T42" style:family="text">
      <style:text-properties officeooo:rsid="0025d52a"/>
    </style:style>
    <style:style style:name="T43" style:family="text">
      <style:text-properties officeooo:rsid="002bb828"/>
    </style:style>
    <style:style style:name="T44" style:family="text">
      <style:text-properties officeooo:rsid="00363ed3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3a5be3" style:font-weight-asian="bold" style:font-weight-complex="bold"/>
    </style:style>
    <style:style style:name="T47" style:family="text">
      <style:text-properties fo:font-weight="bold" officeooo:rsid="004a14a2" style:font-weight-asian="bold" style:font-weight-complex="bold"/>
    </style:style>
    <style:style style:name="T48" style:family="text">
      <style:text-properties officeooo:rsid="0038e62e"/>
    </style:style>
    <style:style style:name="T49" style:family="text">
      <style:text-properties officeooo:rsid="003a5be3"/>
    </style:style>
    <style:style style:name="T50" style:family="text">
      <style:text-properties officeooo:rsid="003d2abd"/>
    </style:style>
    <style:style style:name="T51" style:family="text">
      <style:text-properties officeooo:rsid="003fd79e"/>
    </style:style>
    <style:style style:name="T52" style:family="text">
      <style:text-properties officeooo:rsid="003fe234"/>
    </style:style>
    <style:style style:name="T53" style:family="text">
      <style:text-properties fo:font-size="11pt" officeooo:rsid="001e47f4" style:font-size-asian="11pt" style:font-size-complex="11pt"/>
    </style:style>
    <style:style style:name="T54" style:family="text">
      <style:text-properties officeooo:rsid="0040b43b"/>
    </style:style>
    <style:style style:name="T55" style:family="text">
      <style:text-properties officeooo:rsid="0041d1bd"/>
    </style:style>
    <style:style style:name="T56" style:family="text">
      <style:text-properties officeooo:rsid="004466c8"/>
    </style:style>
    <style:style style:name="T57" style:family="text">
      <style:text-properties officeooo:rsid="00456f50"/>
    </style:style>
    <style:style style:name="T58" style:family="text">
      <style:text-properties officeooo:rsid="004a14a2"/>
    </style:style>
    <style:style style:name="T59" style:family="text">
      <style:text-properties officeooo:rsid="004d18f4"/>
    </style:style>
    <style:style style:name="T60" style:family="text">
      <style:text-properties officeooo:rsid="004e0ed5"/>
    </style:style>
    <style:style style:name="T61" style:family="text">
      <style:text-properties officeooo:rsid="00090101"/>
    </style:style>
    <style:style style:name="T62" style:family="text">
      <style:text-properties officeooo:rsid="005039a5"/>
    </style:style>
    <style:style style:name="T63" style:family="text">
      <style:text-properties officeooo:rsid="00555e18"/>
    </style:style>
    <style:style style:name="T64" style:family="text">
      <style:text-properties officeooo:rsid="00573d31"/>
    </style:style>
    <style:style style:name="T65" style:family="text">
      <style:text-properties officeooo:rsid="005a2ca2"/>
    </style:style>
    <style:style style:name="T66" style:family="text">
      <style:text-properties officeooo:rsid="005ca5cd"/>
    </style:style>
    <style:style style:name="T67" style:family="text">
      <style:text-properties officeooo:rsid="005d6a6c"/>
    </style:style>
    <style:style style:name="T68" style:family="text">
      <style:text-properties officeooo:rsid="006313f1"/>
    </style:style>
    <style:style style:name="T69" style:family="text">
      <style:text-properties officeooo:rsid="0064dfa2"/>
    </style:style>
    <style:style style:name="T70" style:family="text">
      <style:text-properties officeooo:rsid="0068ac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Documents:</text:p>
      <text:p text:style-name="P48"><text:span text:style-name="T47">L1.</text:span><text:span text:style-name="T58"> </text:span>"DDR3 Design Guide". -- Cavium, Rev1. May 2013, June Curtis</text:p>
      <text:p text:style-name="P49"><text:span text:style-name="T45">L2.</text:span> "DDR3 Essentials, Part 1" <text:s/>-- Cavium, Rev 1, Oct 2013, June Curtis</text:p>
      <text:p text:style-name="P49"><text:span text:style-name="T45">L3.</text:span> "DDR3 Essentials, Part <text:span text:style-name="T59">2</text:span>" <text:s/>-- Cavium, Rev 1, Oct 2013, June Curtis</text:p>
      <text:p text:style-name="P1"/>
      <text:p text:style-name="P61"><text:span text:style-name="T1">•</text:span><text:span text:style-name="T2"> </text:span><text:span text:style-name="T35">Terminology</text:span></text:p>
      <text:p text:style-name="P65"><text:span text:style-name="T31">Skew</text:span><text:span text:style-name="T2"> = the offset in arrival time between DQ/DQS and Address/Command/Control/Clock signals.</text:span></text:p>
      <text:p text:style-name="P65"><text:span text:style-name="T2">It is measured in units of time (e.g. 120 psec).</text:span></text:p>
      <text:p text:style-name="P65"/>
      <text:p text:style-name="P65"><text:span text:style-name="T31">Slew</text:span><text:span text:style-name="T2"> = the change of signal voltage over time.</text:span></text:p>
      <text:p text:style-name="P65"><text:span text:style-name="T2">It is measured in V/nsec.</text:span></text:p>
      <text:p text:style-name="P75"><text:span text:style-name="T39">It is important in adjusting signal drive strength and termination.</text:span></text:p>
      <text:p text:style-name="P1"/>
      <text:p text:style-name="P5"><text:span text:style-name="T1">•</text:span><text:span text:style-name="T2"> </text:span><text:span text:style-name="T6">JECEC No. 21C, </text:span><text:a xlink:type="simple" xlink:href="http://www.jedec.org/"><text:span text:style-name="T7">www.jedec.org</text:span></text:a></text:p>
      <text:p text:style-name="P5"/>
      <text:p text:style-name="P2"><text:span text:style-name="T1">•</text:span><text:span text:style-name="T2"> 1.5V or 1.35V</text:span></text:p>
      <text:p text:style-name="P2"/>
      <text:p text:style-name="P2"><text:span text:style-name="T1">•</text:span><text:span text:style-name="T2"> </text:span><text:span text:style-name="T31">Topologies</text:span><text:span text:style-name="T2"> to connect signals in DIMM:</text:span></text:p>
      <text:p text:style-name="P2"><text:span text:style-name="T2">a) fly-by (</text:span><text:span text:style-name="T4">daisy-chain with </text:span><text:span text:style-name="T2">short or no stubs) – address/command/control/clock signals</text:span></text:p>
      <text:p text:style-name="P24"><text:tab/>Skew between clock and data/data-strobes.</text:p>
      <text:p text:style-name="P3"><text:span text:style-name="T2"><text:tab/>Corrected by write and read leveling </text:span><text:span text:style-name="T3">(by software)</text:span></text:p>
      <text:p text:style-name="P25">b) data and data strobe siganals are connected point-to-point.</text:p>
      <text:p text:style-name="P21">Fly-by topology is used for UDIMMs. RDIMMs use T-shape topology. <text:span text:style-name="T44">This is implemented inside of DIMMs.</text:span></text:p>
      <text:p text:style-name="P22"><text:span text:style-name="T45">ODT</text:span> = On-Die Termination <text:span text:style-name="T48">of Data(DQ) and Data Strobe(DQS) signals. They are adjustable via software.</text:span></text:p>
      <text:p text:style-name="P4"/>
      <text:p text:style-name="P4"/>
      <text:p text:style-name="P4"><text:span text:style-name="T1">•</text:span><text:span text:style-name="T2"> </text:span><text:span text:style-name="T32">Signals</text:span><text:span text:style-name="T5">, 4 </text:span><text:span text:style-name="T13">Groups:</text:span></text:p>
      <text:p text:style-name="P17">a) Address / Command</text:p>
      <text:p text:style-name="P23"><text:span text:style-name="T2">A[15:0]<text:tab/><text:tab/>-- </text:span><text:span text:style-name="T19">A</text:span><text:span text:style-name="T2">ddress</text:span></text:p>
      <text:p text:style-name="P27">BA[2:0]<text:tab/>-- <text:span text:style-name="T52">Bank Address</text:span></text:p>
      <text:p text:style-name="P27">CAS#<text:tab/><text:tab/>-- <text:span text:style-name="T52">Column </text:span>address</text:p>
      <text:p text:style-name="P27"><text:span text:style-name="T52">R</text:span>AS#<text:tab/><text:tab/>-- <text:span text:style-name="T52">Row </text:span>address</text:p>
      <text:p text:style-name="P27">WE#<text:tab/><text:tab/>-- <text:span text:style-name="T52">Write enable</text:span></text:p>
      <text:p text:style-name="P43">RESET#<text:tab/>-- Reset</text:p>
      <text:p text:style-name="P27"/>
      <text:p text:style-name="P19"><text:span text:style-name="T56">b</text:span>) Data / Data Strobe</text:p>
      <text:p text:style-name="P29">DQ<text:tab/><text:tab/><text:tab/><text:tab/>-- <text:span text:style-name="T54">D</text:span>ata</text:p>
      <text:p text:style-name="P33">DQS_P / DQS / DQS_t<text:tab/><text:tab/>-- <text:span text:style-name="T54">P</text:span>ositive data strobe</text:p>
      <text:p text:style-name="P33">DQS_N / DQS# / DQS_c<text:tab/>-- <text:span text:style-name="T54">N</text:span>egative data strobe</text:p>
      <text:p text:style-name="P33"/>
      <text:p text:style-name="P19">c) Control</text:p>
      <text:p text:style-name="P28">CS[1:0]<text:tab/><text:tab/>-- <text:span text:style-name="T52">Chip select</text:span></text:p>
      <text:p text:style-name="P28"><text:span text:style-name="T55">CKE</text:span><text:tab/><text:tab/>-- <text:span text:style-name="T55">Clock enable</text:span></text:p>
      <text:p text:style-name="P42">ODT<text:tab/><text:tab/>-- On-Die Termination</text:p>
      <text:p text:style-name="P32"/>
      <text:p text:style-name="P18"><text:span text:style-name="T56">d</text:span>) Clock</text:p>
      <text:p text:style-name="P31">CK_P <text:s/>/ CK / CK_t<text:tab/><text:tab/>-- positive clock</text:p>
      <text:p text:style-name="P30">CK_N / CK# / CK_c<text:tab/><text:tab/>-- negative clock</text:p>
      <text:p text:style-name="P4"/>
      <text:p text:style-name="P26"><text:span text:style-name="T1">•</text:span> <text:span text:style-name="T46">Signal loads</text:span></text:p>
      <text:p text:style-name="P39">Slew rate <text:span text:style-name="T57">(V/sec) – the max rate of output voltage change (deviation from square pulse).</text:span></text:p>
      <text:p text:style-name="P57">Drive strength: Due to heavy load, the slew rate would be slow, reducing the setup margin. 2T mode is <text:soft-page-break/>recommended to improve set and hold margins.</text:p>
      <text:p text:style-name="P58"/>
      <text:p text:style-name="P58"><text:span text:style-name="T61">ODT depends on operation (read or write), the load, the DQ/DQS drive strength.</text:span></text:p>
      <text:p text:style-name="P54">The memory architecture (number of DIMMs, DIMM types and configuration) will affect the drive strength and ODT values.</text:p>
      <text:p text:style-name="P39"/>
      <text:p text:style-name="P39"/>
      <text:p text:style-name="P39"/>
      <text:p text:style-name="P53"><text:span text:style-name="T1">•</text:span> <text:span text:style-name="T62">Address modes:</text:span></text:p>
      <text:p text:style-name="P53"><text:span text:style-name="T46">1T</text:span><text:span text:style-name="T49"> address mode = address / command signals are asserted for only one clock cycle.</text:span></text:p>
      <text:p text:style-name="P40"><text:span text:style-name="T45">2T</text:span> address mode = ... for two cycles.</text:p>
      <text:p text:style-name="P41">T-mode is configured via software <text:span text:style-name="T50">(not via SPD field).</text:span></text:p>
      <text:p text:style-name="P39"/>
      <text:p text:style-name="P7"><text:span text:style-name="T1">•</text:span><text:span text:style-name="T2"> </text:span><text:span text:style-name="T9">DDR3 chips may be </text:span><text:span text:style-name="T34">x8</text:span><text:span text:style-name="T9"> or </text:span><text:span text:style-name="T34">x16</text:span></text:p>
      <text:p text:style-name="P15"><text:span text:style-name="T9">6</text:span><text:span text:style-name="T2">4-bits (72-bits with ECC </text:span><text:span text:style-name="T12">= Error Correction Code DDR3 chip</text:span><text:span text:style-name="T2">) </text:span><text:span text:style-name="T12">= 8 * x8 chips = 4 * x16 chips</text:span></text:p>
      <text:p text:style-name="P20"><text:span text:style-name="T12">8 </text:span><text:span text:style-name="T2">byte lanes, </text:span><text:span text:style-name="T14">each having 8 DQ signals + data strobes DQS / DQS#</text:span></text:p>
      <text:p text:style-name="P44"/>
      <text:p text:style-name="P6"><text:span text:style-name="T1">•</text:span><text:span text:style-name="T2"> </text:span><text:span text:style-name="T8">DDR3 are organized in ranks and DIMMs.</text:span></text:p>
      <text:p text:style-name="P13"><text:span text:style-name="T45">Ranks</text:span> = a collection of DDR3 chips working as a unit and having</text:p>
      <text:p text:style-name="P13"><text:tab/>a) the full data width (e.g. eight x8 DDR3 chips supply 64-bits data, <text:span text:style-name="T43">DIMM with one rank</text:span>)</text:p>
      <text:p text:style-name="P13"><text:tab/>b) the same chip select, address, and control signals.</text:p>
      <text:p text:style-name="P14">DIMM = contain<text:span text:style-name="T42">s 1, 2, or </text:span>4 ranks each.</text:p>
      <text:p text:style-name="P6"/>
      <text:p text:style-name="P8"><text:span text:style-name="T1">•</text:span><text:span text:style-name="T2"> </text:span><text:span text:style-name="T10">DIMM implementations</text:span></text:p>
      <text:p text:style-name="P34"><text:span text:style-name="T45">UDIMM</text:span> = unregistered</text:p>
      <text:p text:style-name="P16"><text:span text:style-name="T31">RDIMM</text:span><text:span text:style-name="T2"> = registered </text:span><text:span text:style-name="T11">(contains a register)</text:span></text:p>
      <text:p text:style-name="P45"/>
      <text:p text:style-name="P10"><text:span text:style-name="T1">•</text:span><text:span text:style-name="T2"> </text:span><text:span text:style-name="T15">DIMM may contain 1 or more </text:span><text:span text:style-name="T33">TWSI</text:span><text:span text:style-name="T15"> </text:span><text:span text:style-name="T20">(Two-Wire Serial Interface)</text:span><text:span text:style-name="T16">(I2C)</text:span><text:span text:style-name="T15"> devices, such as SPD EEPROM.</text:span></text:p>
      <text:p text:style-name="P35">3 SPD address lines SA[2:0]</text:p>
      <text:p text:style-name="P36">SPD EEPROM address = DIMM-address + 0x50</text:p>
      <text:p text:style-name="P36">T-Sensor addrss = DIMM-address + 0x18</text:p>
      <text:p text:style-name="P36"/>
      <text:p text:style-name="P11"><text:span text:style-name="T1">•</text:span><text:span text:style-name="T2"> </text:span><text:span text:style-name="T17">Raw Card versions is stored in the on-board SPD (byte 62) by DIMM manufacturer.</text:span></text:p>
      <text:p text:style-name="P11"><text:span text:style-name="T18">Wrong raw card version in the software SPD data structure may result in incorrect delay values during write leveling and causing read/write failures</text:span><text:span text:style-name="T15">.</text:span></text:p>
      <text:p text:style-name="P37"/>
      <text:p text:style-name="P12"><text:span text:style-name="T1">•</text:span><text:span text:style-name="T2"> </text:span><text:span text:style-name="T37">Signal timing</text:span></text:p>
      <text:p text:style-name="P78"><text:span text:style-name="T51">S</text:span>ee <text:span text:style-name="T58">L1:</text:span>Chapter 9, ~p.71</text:p>
      <text:p text:style-name="P64"><text:span text:style-name="T17">F</text:span><text:span text:style-name="T2">or Fly-By signals, all the signals in the same group must arrive together.</text:span></text:p>
      <text:p text:style-name="P51">For P2P signals, all the signals in the same byte lane must arrive together (DQ, DQS)</text:p>
      <text:p text:style-name="P55">In typical design, the propagation dealy for CK is longer than for DQ/DQS. <text:span text:style-name="T66">In this case, the calculated delays (during leveling procedures) are gradually increasing.</text:span></text:p>
      <text:p text:style-name="P62"/>
      <text:p text:style-name="P60"><text:span text:style-name="T1">•</text:span><text:span text:style-name="T2"> </text:span><text:span text:style-name="T36">Write Leveling</text:span><text:span text:style-name="T21"> – </text:span><text:span text:style-name="T22">a procedure </text:span><text:span text:style-name="T23">(2-step process)</text:span><text:span text:style-name="T22"> to calculate the delay for each byte lane.</text:span></text:p>
      <text:p text:style-name="P76">See L2:p.29.</text:p>
      <text:p text:style-name="P66"><text:span text:style-name="T17">S</text:span><text:span text:style-name="T2">tep 1: </text:span><text:span text:style-name="T40">Hardware write leveling</text:span><text:span text:style-name="T2">. Goal – to determine the dalay with less than one clock granularity rounded to the nearest 1/4. After this the read leveling is performed.</text:span></text:p>
      <text:p text:style-name="P66">8 tests are performed for each byte lane, in each delaying DQS in 1/8 clock increments (starting 0 * 1/8 and ending 7 * 1/8) <text:span text:style-name="T63">and sampling CK (fed back on DQ bus) on the rising edge of DQS</text:span>. The results are stored <text:span text:style-name="T65">(in Memory Controller)</text:span> in bitmasks <text:span text:style-name="T64">(one for each lane)</text:span>: from test 0 in bit 0 till test 7 in bit 7. The goal – to find a transition from 0 to 1.</text:p>
      <text:p text:style-name="P66"><text:span text:style-name="T2"/></text:p>
      <text:p text:style-name="P66"><text:span text:style-name="T2">Step 2: </text:span><text:span text:style-name="T40">Software write leveling</text:span><text:span text:style-name="T2">. Goal – to make final adjustment to the delays </text:span><text:span text:style-name="T26">determined during hardware leveling</text:span><text:span text:style-name="T2">, </text:span><text:soft-page-break/><text:span text:style-name="T2">using infromation about the toplogy (e.g. UDIMM vs RDIMM, </text:span><text:span text:style-name="T26">and DIMM positions in the chain</text:span><text:span text:style-name="T2">). </text:span><text:span text:style-name="T24">It fixes the upper bits of the delays. </text:span><text:span text:style-name="T25">This may be necessary, if delay is equal or greater than a whole clock cycle.</text:span></text:p>
      <text:p text:style-name="P9"/>
      <text:p text:style-name="P63"><text:span text:style-name="T1">•</text:span><text:span text:style-name="T2"> </text:span><text:span text:style-name="T38">Read</text:span><text:span text:style-name="T36"> Leveling</text:span><text:span text:style-name="T21"> – </text:span><text:span text:style-name="T22">a </text:span><text:span text:style-name="T28">2-step </text:span><text:span text:style-name="T22">procedure to </text:span><text:span text:style-name="T27">adjust </text:span><text:span text:style-name="T22">the delay </text:span><text:span text:style-name="T27">between CK and DQx.</text:span></text:p>
      <text:p text:style-name="P77">See L2:p.<text:span text:style-name="T67">47</text:span>.</text:p>
      <text:p text:style-name="P67"><text:span text:style-name="T29">Unlike</text:span><text:span text:style-name="T2"> Write Leveling, </text:span><text:span text:style-name="T29">where </text:span><text:span text:style-name="T2">the delay is the difference between propagation of CK vs. DQx, </text:span><text:span text:style-name="T29">i</text:span><text:span text:style-name="T2">n Read Leveling, the delay is the time between RD command (sent to DDR) and data (from memory) being ready on the bus, minus the read latency (RL).</text:span></text:p>
      <text:p text:style-name="P68"><text:span text:style-name="T2">Step 1: </text:span><text:span text:style-name="T40">Hardware Read Leveling</text:span><text:span text:style-name="T2">: </text:span></text:p>
      <text:p text:style-name="P70">The includes the test of 64 different delays at 1/4 clock intervals (total range of 16 CK cycles), starting at RL-1. The data bits are ORed and certain patterns are tested. <text:span text:style-name="T68">Result = 1 = success, 0 = failure. The Memory Controller (MC) creates a 64-bit bitmask with results of read leveling. Bit 0 corresponds to dealy = 0 * 1/4.</text:span></text:p>
      <text:p text:style-name="P72">The MC will look for <text:span text:style-name="T69">the longest</text:span> run of consecutive ones to calculate the best delay.</text:p>
      <text:p text:style-name="P73">The leveling test is performed for different combination of <text:span text:style-name="T70">RTT and </text:span>ODT for each rank.</text:p>
      <text:p text:style-name="P69"><text:span text:style-name="T2">Step </text:span><text:span text:style-name="T30">2</text:span><text:span text:style-name="T2">: </text:span><text:span text:style-name="T41">Software</text:span><text:span text:style-name="T40"> Read Leveling</text:span><text:span text:style-name="T2">: </text:span></text:p>
      <text:p text:style-name="P71"/>
      <text:p text:style-name="P9"/>
      <text:p text:style-name="P9"/>
      <text:p text:style-name="P46">stopped at <text:span text:style-name="T60">L2, </text:span>p.???</text:p>
      <text:p text:style-name="P4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8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Ubuntu" svg:font-family="Ubuntu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462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59M14S</meta:editing-duration>
    <meta:editing-cycles>90</meta:editing-cycles>
    <meta:generator>LibreOffice/4.2.4.2$Linux_X86_64 LibreOffice_project/420m0$Build-2</meta:generator>
    <dc:date>2014-07-30T11:04:01.124399503</dc:date>
    <meta:document-statistic meta:table-count="0" meta:image-count="0" meta:object-count="0" meta:page-count="3" meta:paragraph-count="83" meta:word-count="944" meta:character-count="5310" meta:non-whitespace-character-count="4420"/>
    <meta:user-defined meta:name="Info 1"/>
    <meta:user-defined meta:name="Info 2"/>
    <meta:user-defined meta:name="Info 3"/>
    <meta:user-defined meta:name="Info 4"/>
  </office:meta>
</office:document-meta>
</file>